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position="sub 58%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064cm" svg:height="10.458cm" draw:transform="rotate (-1.57882484135407) translate (28.003cm 2.017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>
          <draw:frame draw:style-name="gr2" draw:text-style-name="P1" draw:layer="layout" svg:width="7.055cm" svg:height="5.646cm" svg:x="10.447cm" svg:y="0.135cm">
            <draw:text-box>
              <text:p text:style-name="P1"><text:span text:style-name="T1">Blue Forces Operator</text:span></text:p>
              <text:p text:style-name="P1">K<text:span text:style-name="T2">Alice</text:span>|B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K<text:span text:style-name="T2">Carol</text:span>|BFO says launch</text:p>
            </draw:text-box>
          </draw:frame>
          <draw:custom-shape draw:style-name="gr3" draw:text-style-name="P1" draw:layer="layout" svg:width="6.289cm" svg:height="2.589cm" svg:x="4.175cm" svg:y="1.455cm">
            <text:p text:style-name="P1">K<text:span text:style-name="T3">Alice</text:span>|BFC says 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1" draw:layer="layout" svg:width="7.068cm" svg:height="5.646cm" svg:x="6.248cm" svg:y="6.935cm">
            <draw:text-box>
              <text:p text:style-name="P1"><text:span text:style-name="T1">Gold Forces Operator</text:span></text:p>
              <text:p text:style-name="P1">K<text:span text:style-name="T2">Bob</text:span>|G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K<text:span text:style-name="T2">Dan</text:span>|GFO says launch</text:p>
            </draw:text-box>
          </draw:frame>
          <draw:custom-shape draw:style-name="gr3" draw:text-style-name="P1" draw:layer="layout" svg:width="5.995cm" svg:height="2.589cm" svg:x="0.17cm" svg:y="8.355cm">
            <text:p text:style-name="P1">K<text:span text:style-name="T2">Bob</text:span>|GFC says 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" draw:layer="layout" svg:width="6.796cm" svg:height="5.646cm" svg:x="20.686cm" svg:y="7.02cm">
            <draw:text-box>
              <text:p text:style-name="P1"><text:span text:style-name="T1">Weapon</text:span></text:p>
              <text:p text:style-name="P1"><text:span text:style-name="T4">K</text:span><text:span text:style-name="T5">Carol</text:span><text:span text:style-name="T4">|BFO says launch</text:span></text:p>
              <text:p text:style-name="P1"><text:span text:style-name="T4">K</text:span><text:span text:style-name="T5">Dan</text:span><text:span text:style-name="T4">|GFO says launch</text:span></text:p>
              <text:p text:style-name="P1"><text:span text:style-name="T4">Policy Statements</text:span></text:p>
              <text:p text:style-name="P1"><text:span text:style-name="T4">Trust Assumptions</text:span></text:p>
              <text:p text:style-name="P1"><text:span text:style-name="T4">------------------------</text:span></text:p>
              <text:p text:style-name="P1"><text:span text:style-name="T4">launch</text:span></text:p>
            </draw:text-box>
          </draw:frame>
          <draw:frame draw:style-name="gr5" draw:text-style-name="P1" draw:layer="layout" svg:width="6.796cm" svg:height="1.171cm" svg:x="17.502cm" svg:y="2.382cm">
            <draw:text-box>
              <text:p text:style-name="P1">K<text:span text:style-name="T2">Carol</text:span>|BFO says launch</text:p>
            </draw:text-box>
          </draw:frame>
          <draw:custom-shape draw:style-name="gr3" draw:text-style-name="P1" draw:layer="layout" svg:width="7.302cm" svg:height="2.589cm" svg:x="13.364cm" svg:y="8.356cm">
            <text:p text:style-name="P1">K<text:span text:style-name="T2">Dan</text:span>|GFO says launch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9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12:07</meta:creation-date>
    <dc:date>2011-11-08T06:39:04</dc:date>
    <dc:creator>Shiu-Kai Chin</dc:creator>
    <meta:editing-duration>PT22M4S</meta:editing-duration>
    <meta:editing-cycles>8</meta:editing-cycles>
    <meta:generator>LibreOffice/3.4$Unix LibreOffice_project/340m1$Build-302</meta:generator>
    <meta:document-statistic meta:object-count="9"/>
  </office:meta>
</office:document-meta>
</file>